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8.04mm"/>
    </style:style>
    <style:style style:name="co2" style:family="table-column">
      <style:table-column-properties fo:break-before="auto" style:column-width="181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3399ff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 table:number-columns-spanned="2" table:number-rows-spanned="1">
            <text:p>ENLACES A DOCUMENTOS EN DRIVE</text:p>
          </table:table-cell>
          <table:covered-table-cell/>
        </table:table-row>
        <table:table-row table:style-name="ro1">
          <table:table-cell table:style-name="ce2" office:value-type="string" calcext:value-type="string">
            <text:p>DESCRIPCIÓN</text:p>
          </table:table-cell>
          <table:table-cell table:style-name="ce3" office:value-type="string" calcext:value-type="string">
            <text:p>ENLACE</text:p>
          </table:table-cell>
        </table:table-row>
        <table:table-row table:style-name="ro1">
          <table:table-cell table:style-name="Default" office:value-type="string" calcext:value-type="string">
            <text:p>Cronograma de genotipado y planteamiento de fechas</text:p>
          </table:table-cell>
          <table:table-cell office:value-type="string" calcext:value-type="string">
            <text:p><text:a xlink:href="https://docs.google.com/spreadsheets/d/1K_Zr8iiPR-ARSJplxiU1DBrRuNpalxxKMjK5TG3Hdw8/edit?usp=sharing" xlink:type="simple">https://docs.google.com/spreadsheets/d/1K_Zr8iiPR-ARSJplxiU1DBrRuNpalxxKMjK5TG3Hdw8/edit?usp=sharing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3T12:20:33.673635538</meta:creation-date>
    <dc:date>2018-03-13T12:24:37.052765541</dc:date>
    <meta:editing-duration>PT4M4S</meta:editing-duration>
    <meta:editing-cycles>1</meta:editing-cycles>
    <meta:document-statistic meta:table-count="1" meta:cell-count="5" meta:object-count="0"/>
    <meta:generator>LibreOffice/5.1.6.2$Linux_X86_64 LibreOffice_project/10m0$Build-2</meta:generator>
  </office:meta>
</office:document-meta>
</file>